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11.986cm" fo:margin-right="0cm" fo:text-indent="0cm" style:auto-text-indent="false"/>
    </style:style>
    <style:style style:name="P2" style:family="paragraph" style:parent-style-name="Standard">
      <style:paragraph-properties fo:margin-left="11.986cm" fo:margin-right="0cm" fo:text-indent="0cm" style:auto-text-indent="false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3" style:family="paragraph" style:parent-style-name="Standard">
      <style:paragraph-properties fo:margin-left="-0.026cm" fo:margin-right="0cm" fo:text-indent="0cm" style:auto-text-indent="false"/>
    </style:style>
    <style:style style:name="P4" style:family="paragraph" style:parent-style-name="Standard">
      <style:paragraph-properties fo:margin-left="-0.026cm" fo:margin-right="0cm" fo:text-indent="0cm" style:auto-text-indent="false"/>
      <style:text-properties style:font-name="Liberation Seri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lwyn College</text:p>
      <text:p text:style-name="P1">Cambridge</text:p>
      <text:p text:style-name="P1">CB3 9DQ</text:p>
      <text:p text:style-name="P1"/>
      <text:p text:style-name="P1">27/11/08</text:p>
      <text:p text:style-name="P2"/>
      <text:p text:style-name="P3">BCA Membership Office</text:p>
      <text:p text:style-name="P3">The Old Methodist Chapel</text:p>
      <text:p text:style-name="P3">Great Hucklow</text:p>
      <text:p text:style-name="P3">Buxton</text:p>
      <text:p text:style-name="P3">Derbyshire</text:p>
      <text:p text:style-name="P3">SK17 8RG</text:p>
      <text:p text:style-name="P3"/>
      <text:p text:style-name="P3">I enclose membership details and payment for two more novices who were late with payment in the Cambridge University Caving Club. <text:s/>Sorry about the earlier confusion - £2.00 is for the last quarter of this year, £8.00 for all of next year, and I have also sent everything by email, and hope that it was all correct. </text:p>
      <text:p text:style-name="P4"/>
      <text:p text:style-name="P4">Yours sincerely,</text:p>
      <text:p text:style-name="P4"/>
      <text:p text:style-name="P4"/>
      <text:p text:style-name="P4"/>
      <text:p text:style-name="P4"/>
      <text:p text:style-name="P4"/>
      <text:p text:style-name="P4">Jessica Stirrups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John Billings</meta:initial-creator>
    <meta:creation-date>2007-11-27T16:26:36</meta:creation-date>
    <dc:date>2008-11-27T16:07:39.06</dc:date>
    <meta:editing-cycles>1</meta:editing-cycles>
    <meta:editing-duration>PT1M0S</meta:editing-duration>
    <meta:document-statistic meta:table-count="0" meta:image-count="0" meta:object-count="0" meta:page-count="1" meta:paragraph-count="13" meta:word-count="80" meta:character-count="467"/>
    <meta:user-defined meta:name="Info 1"/>
    <meta:user-defined meta:name="Info 2"/>
    <meta:user-defined meta:name="Info 3"/>
    <meta:user-defined meta:name="Info 4"/>
  </office:meta>
</office:document-meta>
</file>